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11.59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2pt"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Variab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egment</text:p>
          </table:table-cell>
          <table:table-cell table:style-name="ce1" office:value-type="string">
            <text:p>Expectation</text:p>
          </table:table-cell>
          <table:table-cell table:style-name="ce1" office:value-type="string">
            <text:p>Conclusion</text:p>
          </table:table-cell>
          <table:table-cell table:style-name="ce1" office:value-type="string">
            <text:p>Comments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MSSubClass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/>
          <table:table-cell office:value-type="string">
            <text:p>aggregate other information</text:p>
          </table:table-cell>
          <table:table-cell table:number-columns-repeated="1018"/>
        </table:table-row>
        <table:table-row table:style-name="ro2">
          <table:table-cell office:value-type="string">
            <text:p>MSZoning</text:p>
          </table:table-cell>
          <table:table-cell office:value-type="string">
            <text:p>cat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LotFrontage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LotArea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Street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Alley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LotShape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LandContour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Utilities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LotConfig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LandSlope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Neighborhood</text:p>
          </table:table-cell>
          <table:table-cell office:value-type="string">
            <text:p>cat</text:p>
          </table:table-cell>
          <table:table-cell office:value-type="string">
            <text:p>location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Need to categorize by grouping some neighborhood</text:p>
          </table:table-cell>
          <table:table-cell table:number-columns-repeated="1018"/>
        </table:table-row>
        <table:table-row table:style-name="ro2">
          <table:table-cell office:value-type="string">
            <text:p>Condition1</text:p>
          </table:table-cell>
          <table:table-cell office:value-type="string">
            <text:p>cat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Condition2</text:p>
          </table:table-cell>
          <table:table-cell office:value-type="string">
            <text:p>cat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BldgType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HouseStyle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OverallQual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OverallCond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number-columns-repeated="1019"/>
        </table:table-row>
        <table:table-row table:style-name="ro2">
          <table:table-cell office:value-type="string">
            <text:p>YearBuilt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YearRemodAdd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RoofStyle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RoofMat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Exterior1st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Exterior2nd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MasVnrType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MasVnrArea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ExterQua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ExterCond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medium</text:p>
          </table:table-cell>
          <table:table-cell table:number-columns-repeated="1019"/>
        </table:table-row>
        <table:table-row table:style-name="ro2">
          <table:table-cell office:value-type="string">
            <text:p>Foundation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BsmtQua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BsmtCond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BsmtExposure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BsmtFinType1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number-columns-repeated="1019"/>
        </table:table-row>
        <table:table-row table:style-name="ro2">
          <table:table-cell office:value-type="string">
            <text:p>BsmtFinSF1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BsmtFinType2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BsmtFinSF2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BsmtUnfSF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TotalBsmtSF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Heating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HeatingQC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CentralAir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Electrica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1stFlrSF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2ndFlrSF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LowQualFinSF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GrLivArea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BsmtFullBath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BsmtHalfBath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FullBath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HalfBath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BedroomAbvGr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KitchenAbvGr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KitchenQua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TotRmsAbvGrd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>
            <text:p>Functiona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Fireplaces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FireplaceQu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GarageType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GarageYrBlt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GarageFinish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GarageCars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GarageArea</text:p>
          </table:table-cell>
          <table:table-cell office:value-type="string">
            <text:p>num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GarageQual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GarageCond</text:p>
          </table:table-cell>
          <table:table-cell office:value-type="string">
            <text:p>cat</text:p>
          </table:table-cell>
          <table:table-cell office:value-type="string">
            <text:p>building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PavedDrive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WoodDeckSF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OpenPorchSF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EnclosedPorch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3SsnPorch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ScreenPorch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PoolArea</text:p>
          </table:table-cell>
          <table:table-cell office:value-type="string">
            <text:p>num</text:p>
          </table:table-cell>
          <table:table-cell office:value-type="string">
            <text:p>spac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PoolQC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Fence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MiscFeature</text:p>
          </table:table-cell>
          <table:table-cell office:value-type="string">
            <text:p>cat</text:p>
          </table:table-cell>
          <table:table-cell office:value-type="string">
            <text:p>space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MiscVal</text:p>
          </table:table-cell>
          <table:table-cell office:value-type="string">
            <text:p>num</text:p>
          </table:table-cell>
          <table:table-cell office:value-type="string">
            <text:p>location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>
            <text:p>MoSold</text:p>
          </table:table-cell>
          <table:table-cell office:value-type="string">
            <text:p>num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YrSold</text:p>
          </table:table-cell>
          <table:table-cell office:value-type="string">
            <text:p>num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SaleType</text:p>
          </table:table-cell>
          <table:table-cell office:value-type="string">
            <text:p>cat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>
            <text:p>SaleCondition</text:p>
          </table:table-cell>
          <table:table-cell office:value-type="string">
            <text:p>cat</text:p>
          </table:table-cell>
          <table:table-cell office:value-type="string">
            <text:p>location</text:p>
          </table:table-cell>
          <table:table-cell office:value-type="string">
            <text:p>medium</text:p>
          </table:table-cell>
          <table:table-cell table:number-columns-repeated="1020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18/03/2018</text:date>, <text:time>16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moraux</meta:initial-creator>
    <meta:creation-date>2018-03-18T14:20:56.86</meta:creation-date>
    <meta:generator>OpenOffice/4.1.5$Win32 OpenOffice.org_project/415m1$Build-9789</meta:generator>
    <dc:date>2018-03-18T16:31:11.26</dc:date>
    <dc:creator>arthur moraux</dc:creator>
    <meta:editing-duration>PT2H10M10S</meta:editing-duration>
    <meta:editing-cycles>12</meta:editing-cycles>
    <meta:document-statistic meta:table-count="3" meta:cell-count="335" meta:object-count="0"/>
  </office:meta>
</office:document-meta>
</file>